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pi_5f_sys_5f_users" style:display-name="api_sys_users" style:family="table" style:master-page-name="">
      <style:table-properties style:width="17.59cm" fo:margin-left="0cm" style:page-number="auto" fo:break-before="auto" fo:break-after="auto" table:align="left" style:shadow="none" fo:keep-with-next="auto" style:may-break-between-rows="true" table:border-model="collapsing"/>
    </style:style>
    <style:style style:name="api_5f_sys_5f_users.A" style:display-name="api_sys_users.A" style:family="table-column">
      <style:table-column-properties style:column-width="4.396cm"/>
    </style:style>
    <style:style style:name="api_5f_sys_5f_users.B" style:display-name="api_sys_users.B" style:family="table-column">
      <style:table-column-properties style:column-width="3.3cm"/>
    </style:style>
    <style:style style:name="api_5f_sys_5f_users.C" style:display-name="api_sys_users.C" style:family="table-column">
      <style:table-column-properties style:column-width="2.514cm"/>
    </style:style>
    <style:style style:name="api_5f_sys_5f_users.D" style:display-name="api_sys_users.D" style:family="table-column">
      <style:table-column-properties style:column-width="7.38cm"/>
    </style:style>
    <style:style style:name="api_5f_sys_5f_users.1" style:display-name="api_sys_users.1" style:family="table-row">
      <style:table-row-properties fo:keep-together="auto"/>
    </style:style>
    <style:style style:name="api_5f_sys_5f_users.A1" style:display-name="api_sys_users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2" style:display-name="api_sys_user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C2" style:display-name="api_sys_users.C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api_5f_sys_5f_users.D2" style:display-name="api_sys_users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3" style:display-name="api_sys_users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4" style:display-name="api_sys_users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5" style:display-name="api_sys_users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D5" style:display-name="api_sys_users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6" style:display-name="api_sys_users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7" style:display-name="api_sys_users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D7" style:display-name="api_sys_users.D7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8" style:display-name="api_sys_users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D8" style:display-name="api_sys_users.D8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9" style:display-name="api_sys_users.B9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D9" style:display-name="api_sys_users.D9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10" style:display-name="api_sys_users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11" style:display-name="api_sys_users.B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C11" style:display-name="api_sys_users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12" style:display-name="api_sys_users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C12" style:display-name="api_sys_users.C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13" style:display-name="api_sys_users.B13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B14" style:display-name="api_sys_users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api_5f_sys_5f_users.D14" style:display-name="api_sys_users.D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数据字典更新记录表" style:family="table">
      <style:table-properties style:width="17.59cm" table:align="margins"/>
    </style:style>
    <style:style style:name="数据字典更新记录表.A" style:family="table-column">
      <style:table-column-properties style:column-width="4.397cm" style:rel-column-width="16383*"/>
    </style:style>
    <style:style style:name="数据字典更新记录表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数据字典更新记录表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数据字典更新记录表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数据字典更新记录表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用户操作日志表" style:family="table">
      <style:table-properties style:width="17.595cm" fo:margin-left="0cm" table:align="left"/>
    </style:style>
    <style:style style:name="用户操作日志表.A" style:family="table-column">
      <style:table-column-properties style:column-width="4.397cm"/>
    </style:style>
    <style:style style:name="用户操作日志表.C" style:family="table-column">
      <style:table-column-properties style:column-width="2cm"/>
    </style:style>
    <style:style style:name="用户操作日志表.D" style:family="table-column">
      <style:table-column-properties style:column-width="6.8cm"/>
    </style:style>
    <style:style style:name="用户操作日志表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A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B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C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D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A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B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C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D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A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B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C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D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A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B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C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用户操作日志表.D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2a081" officeooo:paragraph-rsid="0002a081"/>
    </style:style>
    <style:style style:name="P4" style:family="paragraph" style:parent-style-name="Text_20_body">
      <style:paragraph-properties fo:text-align="start" style:justify-single-word="false"/>
      <style:text-properties officeooo:rsid="001beb55" officeooo:paragraph-rsid="001beb55"/>
    </style:style>
    <style:style style:name="P5" style:family="paragraph" style:parent-style-name="Text_20_body">
      <style:paragraph-properties fo:text-align="start" style:justify-single-word="false" fo:break-before="page"/>
      <style:text-properties officeooo:rsid="001beb55" officeooo:paragraph-rsid="001beb55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0024" officeooo:paragraph-rsid="000600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0024" officeooo:paragraph-rsid="000600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1bb2" officeooo:paragraph-rsid="00091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e19c" officeooo:paragraph-rsid="0009e1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dbd" officeooo:paragraph-rsid="000b0d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dbd" officeooo:paragraph-rsid="000fe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d0e1" officeooo:paragraph-rsid="000cd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d0e1" officeooo:paragraph-rsid="0011a8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86c8" officeooo:paragraph-rsid="000e8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eaf6" officeooo:paragraph-rsid="000fe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0d3e" officeooo:paragraph-rsid="00100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1a8e8" officeooo:paragraph-rsid="0011a8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563f" officeooo:paragraph-rsid="00135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29c4" officeooo:paragraph-rsid="00142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29c4" officeooo:paragraph-rsid="00158f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29c4" officeooo:paragraph-rsid="00173c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8fe3" officeooo:paragraph-rsid="00158f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3ceb" officeooo:paragraph-rsid="00173c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f02" officeooo:paragraph-rsid="001a0f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00c" officeooo:paragraph-rsid="001dd0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bf4" officeooo:paragraph-rsid="001e3b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bf4" officeooo:paragraph-rsid="001f6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157" officeooo:paragraph-rsid="001f6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0d5" officeooo:paragraph-rsid="00215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ac9" officeooo:paragraph-rsid="0021da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e86c8"/>
    </style:style>
    <style:style style:name="T2" style:family="text">
      <style:text-properties officeooo:rsid="000feaf6"/>
    </style:style>
    <style:style style:name="T3" style:family="text">
      <style:text-properties officeooo:rsid="00100d3e"/>
    </style:style>
    <style:style style:name="T4" style:family="text">
      <style:text-properties officeooo:rsid="001dd00c"/>
    </style:style>
    <style:style style:name="T5" style:family="text">
      <style:text-properties officeooo:rsid="001e3bf4"/>
    </style:style>
    <style:style style:name="T6" style:family="text">
      <style:text-properties officeooo:rsid="001f6157"/>
    </style:style>
    <style:style style:name="T7" style:family="text">
      <style:text-properties officeooo:rsid="0021dac9"/>
    </style:style>
    <number:number-style style:name="N20000" number:language="zh" number:country="CN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PI 项目管理系统数据字典设计</text:h>
      <text:p text:style-name="P3"/>
      <table:table table:name="数据字典更新记录表" table:style-name="数据字典更新记录表">
        <table:table-column table:style-name="数据字典更新记录表.A" table:number-columns-repeated="4"/>
        <table:table-row>
          <table:table-cell table:style-name="数据字典更新记录表.A1" office:value-type="string">
            <text:p text:style-name="P28">日期</text:p>
          </table:table-cell>
          <table:table-cell table:style-name="数据字典更新记录表.A1" office:value-type="string">
            <text:p text:style-name="P28">版本</text:p>
          </table:table-cell>
          <table:table-cell table:style-name="数据字典更新记录表.A1" office:value-type="string">
            <text:p text:style-name="P28">更新作者</text:p>
          </table:table-cell>
          <table:table-cell table:style-name="数据字典更新记录表.D1" office:value-type="string">
            <text:p text:style-name="P28">记录</text:p>
          </table:table-cell>
        </table:table-row>
        <table:table-row>
          <table:table-cell table:style-name="数据字典更新记录表.A2" office:value-type="string">
            <text:p text:style-name="P29">2020-09-02</text:p>
          </table:table-cell>
          <table:table-cell table:style-name="数据字典更新记录表.A2" office:value-type="string">
            <text:p text:style-name="P29">0.1.0</text:p>
          </table:table-cell>
          <table:table-cell table:style-name="数据字典更新记录表.A2" office:value-type="string">
            <text:p text:style-name="P28">林欣荣</text:p>
          </table:table-cell>
          <table:table-cell table:style-name="数据字典更新记录表.D2" office:value-type="string">
            <text:p text:style-name="P28">初始化</text:p>
          </table:table-cell>
        </table:table-row>
        <table:table-row>
          <table:table-cell table:style-name="数据字典更新记录表.A2" office:value-type="string">
            <text:p text:style-name="P28"/>
          </table:table-cell>
          <table:table-cell table:style-name="数据字典更新记录表.A2" office:value-type="string">
            <text:p text:style-name="P28"/>
          </table:table-cell>
          <table:table-cell table:style-name="数据字典更新记录表.A2" office:value-type="string">
            <text:p text:style-name="P28"/>
          </table:table-cell>
          <table:table-cell table:style-name="数据字典更新记录表.D2" office:value-type="string">
            <text:p text:style-name="P28"/>
          </table:table-cell>
        </table:table-row>
        <table:table-row>
          <table:table-cell table:style-name="数据字典更新记录表.A2" office:value-type="string">
            <text:p text:style-name="P28"/>
          </table:table-cell>
          <table:table-cell table:style-name="数据字典更新记录表.A2" office:value-type="string">
            <text:p text:style-name="P28"/>
          </table:table-cell>
          <table:table-cell table:style-name="数据字典更新记录表.A2" office:value-type="string">
            <text:p text:style-name="P28"/>
          </table:table-cell>
          <table:table-cell table:style-name="数据字典更新记录表.D2" office:value-type="string">
            <text:p text:style-name="P28"/>
          </table:table-cell>
        </table:table-row>
      </table:table>
      <text:p text:style-name="P3"/>
      <text:p text:style-name="P3"/>
      <text:h text:style-name="P1" text:outline-level="2">1. 用户表 api_sys_users</text:h>
      <table:table table:name="api_sys_users" table:style-name="api_5f_sys_5f_users" table:template-name="优雅">
        <table:table-column table:style-name="api_5f_sys_5f_users.A"/>
        <table:table-column table:style-name="api_5f_sys_5f_users.B"/>
        <table:table-column table:style-name="api_5f_sys_5f_users.C"/>
        <table:table-column table:style-name="api_5f_sys_5f_users.D"/>
        <table:table-row table:style-name="api_5f_sys_5f_users.1">
          <table:table-cell table:style-name="api_5f_sys_5f_users.A1" office:value-type="string">
            <text:p text:style-name="P10">字段名</text:p>
          </table:table-cell>
          <table:table-cell table:style-name="api_5f_sys_5f_users.A1" office:value-type="string">
            <text:p text:style-name="P10">类型</text:p>
          </table:table-cell>
          <table:table-cell table:style-name="api_5f_sys_5f_users.A1" office:value-type="string">
            <text:p text:style-name="P10">必填</text:p>
          </table:table-cell>
          <table:table-cell table:style-name="api_5f_sys_5f_users.A1" office:value-type="string">
            <text:p text:style-name="P10">描述</text:p>
          </table:table-cell>
        </table:table-row>
        <table:table-row>
          <table:table-cell table:style-name="api_5f_sys_5f_users.A1" office:value-type="string">
            <text:p text:style-name="P9">id</text:p>
          </table:table-cell>
          <table:table-cell table:style-name="api_5f_sys_5f_users.B2" office:value-type="string">
            <text:p text:style-name="P9">Integer</text:p>
          </table:table-cell>
          <table:table-cell table:style-name="api_5f_sys_5f_users.C2" office:value-type="float" office:value="0">
            <text:p text:style-name="P10">是</text:p>
          </table:table-cell>
          <table:table-cell table:style-name="api_5f_sys_5f_users.D2" office:value-type="string">
            <text:p text:style-name="P8">用户Id</text:p>
          </table:table-cell>
        </table:table-row>
        <table:table-row>
          <table:table-cell table:style-name="api_5f_sys_5f_users.A1" office:value-type="string">
            <text:p text:style-name="P11">name</text:p>
          </table:table-cell>
          <table:table-cell table:style-name="api_5f_sys_5f_users.B3" office:value-type="string">
            <text:p text:style-name="P11">varchar(32)</text:p>
          </table:table-cell>
          <table:table-cell table:style-name="api_5f_sys_5f_users.C2" office:value-type="float" office:value="0">
            <text:p text:style-name="P10">是</text:p>
          </table:table-cell>
          <table:table-cell table:style-name="api_5f_sys_5f_users.C2" office:value-type="float" office:value="0">
            <text:p text:style-name="P7">用户名称</text:p>
          </table:table-cell>
        </table:table-row>
        <table:table-row>
          <table:table-cell table:style-name="api_5f_sys_5f_users.A1" office:value-type="string">
            <text:p text:style-name="P11">nickname</text:p>
          </table:table-cell>
          <table:table-cell table:style-name="api_5f_sys_5f_users.B4" office:value-type="string">
            <text:p text:style-name="P11">varchar(32)</text:p>
          </table:table-cell>
          <table:table-cell table:style-name="api_5f_sys_5f_users.C2" office:value-type="float" office:value="0">
            <text:p text:style-name="P10">是</text:p>
          </table:table-cell>
          <table:table-cell table:style-name="api_5f_sys_5f_users.C2" office:value-type="float" office:value="0">
            <text:p text:style-name="P7">昵称</text:p>
          </table:table-cell>
        </table:table-row>
        <table:table-row>
          <table:table-cell table:style-name="api_5f_sys_5f_users.A1" office:value-type="string">
            <text:p text:style-name="P12">email</text:p>
          </table:table-cell>
          <table:table-cell table:style-name="api_5f_sys_5f_users.B5" office:value-type="string">
            <text:p text:style-name="P13">varchar(64)</text:p>
          </table:table-cell>
          <table:table-cell table:style-name="api_5f_sys_5f_users.C2" office:value-type="float" office:value="0">
            <text:p text:style-name="P10">是</text:p>
          </table:table-cell>
          <table:table-cell table:style-name="api_5f_sys_5f_users.D5" office:value-type="string">
            <text:p text:style-name="P7">邮箱/登录帐号</text:p>
          </table:table-cell>
        </table:table-row>
        <table:table-row>
          <table:table-cell table:style-name="api_5f_sys_5f_users.A1" office:value-type="string">
            <text:p text:style-name="P15">password</text:p>
          </table:table-cell>
          <table:table-cell table:style-name="api_5f_sys_5f_users.B6" office:value-type="string">
            <text:p text:style-name="P15">varchar(255)</text:p>
          </table:table-cell>
          <table:table-cell table:style-name="api_5f_sys_5f_users.C2" office:value-type="float" office:value="0">
            <text:p text:style-name="P10">是</text:p>
          </table:table-cell>
          <table:table-cell table:style-name="api_5f_sys_5f_users.C2" office:value-type="float" office:value="0">
            <text:p text:style-name="P7">密码</text:p>
          </table:table-cell>
        </table:table-row>
        <table:table-row>
          <table:table-cell table:style-name="api_5f_sys_5f_users.A1" office:value-type="string">
            <text:p text:style-name="P17">is_active</text:p>
          </table:table-cell>
          <table:table-cell table:style-name="api_5f_sys_5f_users.B7" office:value-type="string">
            <text:p text:style-name="P17">tinyint</text:p>
          </table:table-cell>
          <table:table-cell table:style-name="api_5f_sys_5f_users.C2" office:value-type="float" office:value="0">
            <text:p text:style-name="P10">否</text:p>
          </table:table-cell>
          <table:table-cell table:style-name="api_5f_sys_5f_users.D7" office:value-type="string">
            <text:p text:style-name="P7">是否活跃帐号, <text:span text:style-name="T1">1 活跃; 0 非活跃</text:span></text:p>
          </table:table-cell>
        </table:table-row>
        <table:table-row>
          <table:table-cell table:style-name="api_5f_sys_5f_users.A1" office:value-type="string">
            <text:p text:style-name="P18">remember_token</text:p>
          </table:table-cell>
          <table:table-cell table:style-name="api_5f_sys_5f_users.B8" office:value-type="string">
            <text:p text:style-name="P14">varchar(64)</text:p>
          </table:table-cell>
          <table:table-cell table:style-name="api_5f_sys_5f_users.C2" office:value-type="float" office:value="0">
            <text:p text:style-name="P10">否</text:p>
          </table:table-cell>
          <table:table-cell table:style-name="api_5f_sys_5f_users.D8" office:value-type="string">
            <text:p text:style-name="P7">记录 <text:span text:style-name="T2">token, 让下一次登录不用输入密码</text:span></text:p>
          </table:table-cell>
        </table:table-row>
        <table:table-row>
          <table:table-cell table:style-name="api_5f_sys_5f_users.A1" office:value-type="string">
            <text:p text:style-name="P19">logoid</text:p>
          </table:table-cell>
          <table:table-cell table:style-name="api_5f_sys_5f_users.B9" office:value-type="string">
            <text:p text:style-name="P19">varchar(64)</text:p>
          </table:table-cell>
          <table:table-cell table:style-name="api_5f_sys_5f_users.C2" office:value-type="float" office:value="0">
            <text:p text:style-name="P10">否</text:p>
          </table:table-cell>
          <table:table-cell table:style-name="api_5f_sys_5f_users.D9" office:value-type="string">
            <text:p text:style-name="P7">图片<text:span text:style-name="T3">Id</text:span></text:p>
          </table:table-cell>
        </table:table-row>
        <table:table-row>
          <table:table-cell table:style-name="api_5f_sys_5f_users.A1" office:value-type="string">
            <text:p text:style-name="P20">description</text:p>
          </table:table-cell>
          <table:table-cell table:style-name="api_5f_sys_5f_users.B10" office:value-type="string">
            <text:p text:style-name="P16">varchar(255)</text:p>
          </table:table-cell>
          <table:table-cell table:style-name="api_5f_sys_5f_users.C2" office:value-type="float" office:value="0">
            <text:p text:style-name="P10">否</text:p>
          </table:table-cell>
          <table:table-cell table:style-name="api_5f_sys_5f_users.C2" office:value-type="float" office:value="0">
            <text:p text:style-name="P7">描述</text:p>
          </table:table-cell>
        </table:table-row>
        <table:table-row>
          <table:table-cell table:style-name="api_5f_sys_5f_users.A1" office:value-type="string">
            <text:p text:style-name="P21">login_times</text:p>
          </table:table-cell>
          <table:table-cell table:style-name="api_5f_sys_5f_users.B11" office:value-type="string">
            <text:p text:style-name="P21">big int</text:p>
          </table:table-cell>
          <table:table-cell table:style-name="api_5f_sys_5f_users.C11" office:value-type="string">
            <text:p text:style-name="P10">否</text:p>
          </table:table-cell>
          <table:table-cell table:style-name="api_5f_sys_5f_users.C2" office:value-type="float" office:value="0">
            <text:p text:style-name="P7">登录次数</text:p>
          </table:table-cell>
        </table:table-row>
        <table:table-row>
          <table:table-cell table:style-name="api_5f_sys_5f_users.A1" office:value-type="string">
            <text:p text:style-name="P22">last_login_at</text:p>
          </table:table-cell>
          <table:table-cell table:style-name="api_5f_sys_5f_users.B12" office:value-type="string">
            <text:p text:style-name="P22">datetime</text:p>
          </table:table-cell>
          <table:table-cell table:style-name="api_5f_sys_5f_users.C12" office:value-type="string">
            <text:p text:style-name="P10">是</text:p>
          </table:table-cell>
          <table:table-cell table:style-name="api_5f_sys_5f_users.C2" office:value-type="float" office:value="0">
            <text:p text:style-name="P7">最后一次登录时间</text:p>
          </table:table-cell>
        </table:table-row>
        <table:table-row>
          <table:table-cell table:style-name="api_5f_sys_5f_users.A1" office:value-type="string">
            <text:p text:style-name="P25">create_at</text:p>
          </table:table-cell>
          <table:table-cell table:style-name="api_5f_sys_5f_users.B13" office:value-type="string">
            <text:p text:style-name="P23">datetime</text:p>
          </table:table-cell>
          <table:table-cell table:style-name="api_5f_sys_5f_users.C2" office:value-type="float" office:value="0">
            <text:p text:style-name="P10">是</text:p>
          </table:table-cell>
          <table:table-cell table:style-name="api_5f_sys_5f_users.C2" office:value-type="float" office:value="0">
            <text:p text:style-name="P7">创建时间</text:p>
          </table:table-cell>
        </table:table-row>
        <table:table-row>
          <table:table-cell table:style-name="api_5f_sys_5f_users.A1" office:value-type="string">
            <text:p text:style-name="P26">update_at</text:p>
          </table:table-cell>
          <table:table-cell table:style-name="api_5f_sys_5f_users.B14" office:value-type="string">
            <text:p text:style-name="P24">datetime</text:p>
          </table:table-cell>
          <table:table-cell table:style-name="api_5f_sys_5f_users.C2" office:value-type="float" office:value="0">
            <text:p text:style-name="P10">是</text:p>
          </table:table-cell>
          <table:table-cell table:style-name="api_5f_sys_5f_users.D14" office:value-type="string">
            <text:p text:style-name="P7">更新时间</text:p>
          </table:table-cell>
        </table:table-row>
        <table:table-row>
          <table:table-cell table:style-name="api_5f_sys_5f_users.A1" office:value-type="string">
            <text:p text:style-name="P36"/>
          </table:table-cell>
          <table:table-cell table:style-name="api_5f_sys_5f_users.C2">
            <text:p text:style-name="P36"/>
          </table:table-cell>
          <table:table-cell table:style-name="api_5f_sys_5f_users.C2">
            <text:p text:style-name="P36"/>
          </table:table-cell>
          <table:table-cell table:style-name="api_5f_sys_5f_users.C2">
            <text:p text:style-name="P6"/>
          </table:table-cell>
        </table:table-row>
      </table:table>
      <text:p text:style-name="P3"/>
      <text:p text:style-name="P3"/>
      <text:p text:style-name="P3"/>
      <text:p text:style-name="P5">2 用户操作日志表</text:p>
      <table:table table:name="用户操作日志表" table:style-name="用户操作日志表">
        <table:table-column table:style-name="用户操作日志表.A" table:number-columns-repeated="2"/>
        <table:table-column table:style-name="用户操作日志表.C"/>
        <table:table-column table:style-name="用户操作日志表.D"/>
        <table:table-row>
          <table:table-cell table:style-name="用户操作日志表.A1" office:value-type="string">
            <text:p text:style-name="P10">字段名</text:p>
          </table:table-cell>
          <table:table-cell table:style-name="用户操作日志表.A1" office:value-type="string">
            <text:p text:style-name="P10">类型</text:p>
          </table:table-cell>
          <table:table-cell table:style-name="用户操作日志表.A1" office:value-type="string">
            <text:p text:style-name="P10">必填</text:p>
          </table:table-cell>
          <table:table-cell table:style-name="用户操作日志表.A1" office:value-type="string">
            <text:p text:style-name="P10">描述</text:p>
          </table:table-cell>
        </table:table-row>
        <table:table-row>
          <table:table-cell table:style-name="用户操作日志表.A5" office:value-type="string">
            <text:p text:style-name="P30">id</text:p>
          </table:table-cell>
          <table:table-cell table:style-name="用户操作日志表.B5" office:value-type="string">
            <text:p text:style-name="P30">integer</text:p>
          </table:table-cell>
          <table:table-cell table:style-name="用户操作日志表.C5" office:value-type="string">
            <text:p text:style-name="P28">是</text:p>
          </table:table-cell>
          <table:table-cell table:style-name="用户操作日志表.D5" office:value-type="string">
            <text:p text:style-name="P27">用户操作日志<text:span text:style-name="T4">Id</text:span></text:p>
          </table:table-cell>
        </table:table-row>
        <table:table-row>
          <table:table-cell table:style-name="用户操作日志表.A5" office:value-type="string">
            <text:p text:style-name="P35">user_id</text:p>
          </table:table-cell>
          <table:table-cell table:style-name="用户操作日志表.B5" office:value-type="string">
            <text:p text:style-name="P35">integer</text:p>
          </table:table-cell>
          <table:table-cell table:style-name="用户操作日志表.C5" office:value-type="string">
            <text:p text:style-name="P28">是</text:p>
          </table:table-cell>
          <table:table-cell table:style-name="用户操作日志表.D5" office:value-type="string">
            <text:p text:style-name="P27">操作用户<text:span text:style-name="T7">Id</text:span></text:p>
          </table:table-cell>
        </table:table-row>
        <table:table-row>
          <table:table-cell table:style-name="用户操作日志表.A6" office:value-type="string">
            <text:p text:style-name="P31">event_name</text:p>
          </table:table-cell>
          <table:table-cell table:style-name="用户操作日志表.B6" office:value-type="string">
            <text:p text:style-name="P31">varchar(64)</text:p>
          </table:table-cell>
          <table:table-cell table:style-name="用户操作日志表.C6" office:value-type="string">
            <text:p text:style-name="P28">是</text:p>
          </table:table-cell>
          <table:table-cell table:style-name="用户操作日志表.D6" office:value-type="string">
            <text:p text:style-name="P27">操作时间的英文缩写</text:p>
          </table:table-cell>
        </table:table-row>
        <table:table-row>
          <table:table-cell table:style-name="用户操作日志表.A5" office:value-type="string">
            <text:p text:style-name="P33">event_message</text:p>
          </table:table-cell>
          <table:table-cell table:style-name="用户操作日志表.B5" office:value-type="string">
            <text:p text:style-name="P32">varchar(<text:span text:style-name="T6">1024</text:span>)</text:p>
          </table:table-cell>
          <table:table-cell table:style-name="用户操作日志表.C5" office:value-type="string">
            <text:p text:style-name="P28">是</text:p>
          </table:table-cell>
          <table:table-cell table:style-name="用户操作日志表.D5" office:value-type="string">
            <text:p text:style-name="P27">具体的操作事件描述</text:p>
          </table:table-cell>
        </table:table-row>
        <table:table-row>
          <table:table-cell table:style-name="用户操作日志表.A6" office:value-type="string">
            <text:p text:style-name="P34">create_at</text:p>
          </table:table-cell>
          <table:table-cell table:style-name="用户操作日志表.B6" office:value-type="string">
            <text:p text:style-name="P34">datetime</text:p>
          </table:table-cell>
          <table:table-cell table:style-name="用户操作日志表.C6" office:value-type="string">
            <text:p text:style-name="P28">是</text:p>
          </table:table-cell>
          <table:table-cell table:style-name="用户操作日志表.D6" office:value-type="string">
            <text:p text:style-name="P27">日志的执行时间</text:p>
          </table:table-cell>
        </table:table-row>
        <table:table-row>
          <table:table-cell table:style-name="用户操作日志表.A7" office:value-type="string">
            <text:p text:style-name="P28"/>
          </table:table-cell>
          <table:table-cell table:style-name="用户操作日志表.B7" office:value-type="string">
            <text:p text:style-name="P28"/>
          </table:table-cell>
          <table:table-cell table:style-name="用户操作日志表.C7" office:value-type="string">
            <text:p text:style-name="P28"/>
          </table:table-cell>
          <table:table-cell table:style-name="用户操作日志表.D7" office:value-type="string">
            <text:p text:style-name="P2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优雅.1" style:family="table-cell">
      <style:table-cell-properties fo:border-top="2.01pt solid #000000" fo:border-bottom="0.74pt solid #000000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优雅.2" style:family="table-cell">
      <style:table-cell-properties fo:border-top="0.74pt solid #999999" fo:border-bottom="2.01pt solid #000000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3" style:family="table-cell">
      <style:table-cell-properties fo:background-color="#eeeeee" fo:border-bottom="0.74pt solid #999999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4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5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6" style:family="table-cell">
      <style:table-cell-properties fo:background-color="#eeeeee" fo:border-bottom="0.74pt solid #999999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7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8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9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10" style:family="table-cell">
      <style:table-cell-properties fo:background-color="#eeeeee" fo:border-bottom="0.74pt solid #999999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11" style:family="table-cell">
      <style:table-cell-properties fo:border-top="2.01pt solid #000000" fo:border-bottom="0.74pt solid #000000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优雅.12" style:family="table-cell">
      <style:table-cell-properties fo:border-top="2.01pt solid #000000" fo:border-bottom="0.74pt solid #000000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优雅.13" style:family="table-cell">
      <style:table-cell-properties fo:border-top="0.74pt solid #999999" fo:border-bottom="2.01pt solid #000000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14" style:family="table-cell">
      <style:table-cell-properties fo:border-top="0.74pt solid #999999" fo:border-bottom="2.01pt solid #000000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优雅.15" style:family="table-cell">
      <style:table-cell-properties fo:border-top="2.01pt solid #000000" fo:border-bottom="0.74pt solid #000000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优雅.16" style:family="table-cell">
      <style:table-cell-properties fo:border-top="0.74pt solid #999999" fo:border-bottom="2.01pt solid #000000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优雅.1"/>
      <table:last-row table:style-name="优雅.2"/>
      <table:first-column table:style-name="优雅.3"/>
      <table:last-column table:style-name="优雅.4"/>
      <table:body table:style-name="优雅.9"/>
      <table:even-rows table:style-name="优雅.5"/>
      <table:odd-rows table:style-name="优雅.6"/>
      <table:even-columns table:style-name="优雅.7"/>
      <table:odd-columns table:style-name="优雅.8"/>
      <table:background table:style-name="优雅.10"/>
      <loext:first-row-even-column table:style-name="优雅.15"/>
      <loext:last-row-even-column table:style-name="优雅.16"/>
      <loext:first-row-end-column table:style-name="优雅.12"/>
      <loext:first-row-start-column table:style-name="优雅.11"/>
      <loext:last-row-end-column table:style-name="优雅.14"/>
      <loext:last-row-start-column table:style-name="优雅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9-02T00:25:14.998000000</dc:date>
    <meta:editing-duration>PT1H45M2S</meta:editing-duration>
    <meta:editing-cycles>29</meta:editing-cycles>
    <meta:document-statistic meta:table-count="3" meta:image-count="0" meta:object-count="0" meta:page-count="3" meta:paragraph-count="91" meta:word-count="227" meta:character-count="557" meta:non-whitespace-character-count="546"/>
  </office:meta>
</office:document-meta>
</file>